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8000000556576A4C9.png" manifest:media-type="image/png"/>
  <manifest:file-entry manifest:full-path="Pictures/10000001000003140000021591D815FB.png" manifest:media-type="image/png"/>
  <manifest:file-entry manifest:full-path="Pictures/10000001000002850000002F61868B4B.png" manifest:media-type="image/png"/>
  <manifest:file-entry manifest:full-path="Pictures/100000010000031400000215DEB17718.png" manifest:media-type="image/png"/>
  <manifest:file-entry manifest:full-path="Pictures/10000001000002490000002F56019319.png" manifest:media-type="image/png"/>
  <manifest:file-entry manifest:full-path="Pictures/100000010000033000000222A516E458.png" manifest:media-type="image/png"/>
  <manifest:file-entry manifest:full-path="Pictures/100000010000033000000264F5B9F730.png" manifest:media-type="image/png"/>
  <manifest:file-entry manifest:full-path="Pictures/10000001000003140000021558D00578.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9.58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graphic-properties loext:decorative="false"/>
    </style:style>
    <style:style style:name="gr8" style:family="graphic" style:parent-style-name="standard">
      <style:graphic-properties draw:stroke="none" draw:fill="solid" draw:fill-color="#000000" loext:decorative="false"/>
    </style:style>
    <style:style style:name="gr9"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cm" draw:shadow-offset-y="0.2cm" draw:shadow-opacity="20%" loext:decorative="false"/>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false" fo:min-height="0.101cm" loext:decorative="false"/>
      <style:paragraph-properties style:writing-mode="lr-tb"/>
    </style:style>
    <style:style style:name="pr10" style:family="presentation" style:parent-style-name="Bullet_20_1-title">
      <style:graphic-properties fo:min-height="0cm" loext:decorative="false"/>
      <style:paragraph-properties style:writing-mode="lr-tb"/>
    </style:style>
    <style:style style:name="pr11" style:family="presentation" style:parent-style-name="Bullet_20_1-outline1">
      <style:graphic-properties fo:min-height="0cm" loext:decorative="false"/>
      <style:paragraph-properties style:writing-mode="lr-tb"/>
    </style:style>
    <style:style style:name="pr12" style:family="presentation" style:parent-style-name="Bullet_20_1-notes">
      <style:graphic-properties draw:fill-color="#ffffff" draw:auto-grow-height="false" fo:min-height="0.101cm" loext:decorative="false"/>
      <style:paragraph-properties style:writing-mode="lr-tb"/>
    </style:style>
    <style:style style:name="pr13" style:family="presentation" style:parent-style-name="Content_20_2-title">
      <style:graphic-properties fo:min-height="0cm" loext:decorative="false"/>
      <style:paragraph-properties style:writing-mode="lr-tb"/>
    </style:style>
    <style:style style:name="pr14" style:family="presentation" style:parent-style-name="Content_20_2-notes">
      <style:graphic-properties draw:fill-color="#ffffff" draw:auto-grow-height="false" fo:min-height="0.101cm" loext:decorative="false"/>
      <style:paragraph-properties style:writing-mode="lr-tb"/>
    </style:style>
    <style:style style:name="pr15" style:family="presentation" style:parent-style-name="Bullet_20_2-title">
      <style:graphic-properties fo:min-height="2.379cm" loext:decorative="false"/>
      <style:paragraph-properties style:writing-mode="lr-tb"/>
    </style:style>
    <style:style style:name="pr16" style:family="presentation" style:parent-style-name="Bullet_20_2-notes">
      <style:graphic-properties draw:fill-color="#ffffff" draw:auto-grow-height="false" fo:min-height="0.101cm" loext:decorative="false"/>
      <style:paragraph-properties style:writing-mode="lr-tb"/>
    </style:style>
    <style:style style:name="pr17" style:family="presentation" style:parent-style-name="Jigsaw-title">
      <style:graphic-properties fo:min-height="0cm" loext:decorative="false"/>
      <style:paragraph-properties style:writing-mode="lr-tb"/>
    </style:style>
    <style:style style:name="pr18" style:family="presentation" style:parent-style-name="Jigsaw-outline1">
      <style:graphic-properties fo:min-height="0cm" loext:decorative="false"/>
      <style:paragraph-properties style:writing-mode="lr-tb"/>
    </style:style>
    <style:style style:name="pr19" style:family="presentation" style:parent-style-name="Jigsaw-notes">
      <style:graphic-properties draw:fill-color="#ffffff" draw:auto-grow-height="false" fo:min-height="0.101cm" loext:decorative="false"/>
      <style:paragraph-properties style:writing-mode="lr-tb"/>
    </style:style>
    <style:style style:name="pr20" style:family="presentation" style:parent-style-name="Bullet_20_3-title">
      <style:graphic-properties fo:min-height="0cm" loext:decorative="false"/>
      <style:paragraph-properties style:writing-mode="lr-tb"/>
    </style:style>
    <style:style style:name="pr21" style:family="presentation" style:parent-style-name="Bullet_20_3-outline1">
      <style:graphic-properties fo:min-height="0cm" loext:decorative="false"/>
      <style:paragraph-properties style:writing-mode="lr-tb"/>
    </style:style>
    <style:style style:name="pr22" style:family="presentation" style:parent-style-name="Bullet_20_3-notes">
      <style:graphic-properties draw:fill-color="#ffffff" draw:auto-grow-height="false" fo:min-height="0.101cm" loext:decorative="false"/>
      <style:paragraph-properties style:writing-mode="lr-tb"/>
    </style:style>
    <style:style style:name="pr23" style:family="presentation" style:parent-style-name="Image-title">
      <style:graphic-properties fo:min-height="0cm" loext:decorative="false"/>
      <style:paragraph-properties style:writing-mode="lr-tb"/>
    </style:style>
    <style:style style:name="pr24" style:family="presentation" style:parent-style-name="Image-outline1">
      <style:graphic-properties fo:min-height="0cm" loext:decorative="false"/>
      <style:paragraph-properties style:writing-mode="lr-tb"/>
    </style:style>
    <style:style style:name="pr25"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style:style>
    <style:style style:name="P6" style:family="paragraph">
      <loext:graphic-properties draw:fill="none" draw:fill-color="#ffffff"/>
    </style:style>
    <style:style style:name="P7" style:family="paragraph">
      <loext:graphic-properties draw:fill="solid" draw:fill-color="#b8dbd9"/>
    </style:style>
    <style:style style:name="P8" style:family="paragraph">
      <loext:graphic-properties draw:fill="solid" draw:fill-color="#000000"/>
    </style:style>
    <style:style style:name="P9" style:family="paragraph">
      <loext:graphic-properties draw:fill="solid" draw:fill-color="#586f7c"/>
    </style:style>
    <style:style style:name="P10" style:family="paragraph">
      <loext:graphic-properties draw:fill="solid" draw:fill-color="#2f4550"/>
    </style:style>
    <style:style style:name="T1" style:family="text">
      <style:text-properties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jekt kalkulator</text:p>
          </draw:text-box>
        </draw:frame>
        <draw:frame presentation:style-name="pr2" draw:text-style-name="P2" draw:layer="layout" svg:width="19.5cm" svg:height="1cm" svg:x="1cm" svg:y="14.142cm" presentation:class="subtitle">
          <draw:text-box>
            <text:p text:style-name="P1">Podstawy programowania</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placeholder="true">
          <draw:text-box/>
        </draw:frame>
        <draw:frame presentation:style-name="pr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Funkcje<text:line-break/></text:p>
          </draw:text-box>
        </draw:frame>
        <draw:frame presentation:style-name="pr8" draw:layer="layout" svg:width="23cm" svg:height="9.134cm" svg:x="3.5cm" svg:y="5cm" presentation:class="outline" presentation:placeholder="true" presentation:user-transformed="true">
          <draw:text-box/>
        </draw:frame>
        <draw:frame draw:style-name="gr2" draw:text-style-name="P4" draw:layer="layout" svg:width="12.909cm" svg:height="8.637cm" svg:x="14.697cm" svg:y="5.5cm">
          <draw:image xlink:href="Pictures/100000010000033000000222A516E458.png" xlink:type="simple" xlink:show="embed" xlink:actuate="onLoad" draw:mime-type="image/png">
            <text:p/>
          </draw:image>
        </draw:frame>
        <draw:frame draw:style-name="gr3" draw:text-style-name="P5" draw:layer="layout" svg:width="11.197cm" svg:height="9.833cm" svg:x="3.5cm" svg:y="3.5cm">
          <draw:text-box>
            <text:p>1. Addition <text:s text:c="27"/>|</text:p>
            <text:p>2. Substraction <text:s text:c="23"/>|</text:p>
            <text:p>3. Multiplication <text:s text:c="21"/>|</text:p>
            <text:p>4. Division <text:s text:c="27"/>|</text:p>
            <text:p>5. Exponentiation <text:s text:c="21"/>|</text:p>
            <text:p>6. Root <text:s text:c="31"/>|</text:p>
            <text:p>7. Pi constant <text:s text:c="24"/>|</text:p>
            <text:p>8. Euler's number <text:s text:c="21"/>|</text:p>
            <text:p>9. Sine <text:s text:c="31"/>|</text:p>
            <text:p>10. Cosine <text:s text:c="28"/>|</text:p>
            <text:p>11. Tangent <text:s text:c="27"/>|</text:p>
            <text:p>12. Cotangent <text:s text:c="25"/>| <text:s text:c="6"/></text:p>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presentation:style-name="pr10" draw:layer="layout" svg:width="25.2cm" svg:height="2.1cm" svg:x="1.3cm" svg:y="0.4cm" presentation:class="title">
          <draw:text-box>
            <text:p>Dodawanie</text:p>
          </draw:text-box>
        </draw:frame>
        <draw:frame presentation:style-name="pr11" draw:layer="layout" svg:width="9.5cm" svg:height="3.7cm" svg:x="0.5cm" svg:y="2.5cm" presentation:class="outline" presentation:user-transformed="true">
          <draw:text-box>
            <text:list text:style-name="L2">
              <text:list-item>
                <text:p>Podajemy programowi wartość a oraz b, aby otrzymać wynik<text:line-break/></text:p>
              </text:list-item>
            </text:list>
          </draw:text-box>
        </draw:frame>
        <draw:frame draw:style-name="gr2" draw:text-style-name="P4" draw:layer="layout" svg:width="15.734cm" svg:height="1.262cm" svg:x="11cm" svg:y="5cm" presentation:class="graphic" presentation:user-transformed="true">
          <draw:image xlink:href="Pictures/10000001000002490000002F56019319.png" xlink:type="simple" xlink:show="embed" xlink:actuate="onLoad" draw:mime-type="image/png">
            <text:p/>
          </draw:image>
        </draw:frame>
        <draw:frame draw:style-name="gr2" draw:text-style-name="P4" draw:layer="layout" svg:width="11.088cm" svg:height="7.5cm" svg:x="6cm" svg:y="8cm" presentation:class="graphic" presentation:user-transformed="true">
          <draw:image xlink:href="Pictures/10000001000003140000021558D00578.png" xlink:type="simple" xlink:show="embed" xlink:actuate="onLoad" draw:mime-type="image/png">
            <text:p/>
          </draw:image>
        </draw:frame>
        <presentation:notes draw:style-name="dp2">
          <draw:page-thumbnail draw:style-name="gr1" draw:layer="layout" svg:width="17cm" svg:height="9.56cm" svg:x="2cm" svg:y="2.5cm" presentation:class="page"/>
          <draw:frame presentation:style-name="pr12" draw:text-style-name="P3" draw:layer="layout" svg:width="17cm" svg:height="14cm" svg:x="2cm" svg:y="13cm" presentation:class="notes" presentation:placeholder="true">
            <draw:text-box/>
          </draw:frame>
        </presentation:notes>
      </draw:page>
      <draw:page draw:name="page5" draw:style-name="dp1" draw:master-page-name="Content_20_2" presentation:presentation-page-layout-name="AL4T19">
        <office:forms form:automatic-focus="false" form:apply-design-mode="false"/>
        <draw:frame presentation:style-name="pr13" draw:layer="layout" svg:width="25.2cm" svg:height="2.629cm" svg:x="1.3cm" svg:y="1.3cm" presentation:class="title">
          <draw:text-box>
            <text:p>Mnożenie</text:p>
          </draw:text-box>
        </draw:frame>
        <draw:frame draw:style-name="gr2" draw:text-style-name="P4" draw:layer="layout" svg:width="13.5cm" svg:height="9.131cm" svg:x="2.5cm" svg:y="5.869cm">
          <draw:image xlink:href="Pictures/100000010000031400000215DEB17718.png" xlink:type="simple" xlink:show="embed" xlink:actuate="onLoad" draw:mime-type="image/png">
            <text:p/>
          </draw:image>
        </draw:frame>
        <draw:frame draw:style-name="gr2" draw:text-style-name="P4" draw:layer="layout" svg:width="20.593cm" svg:height="1.5cm" svg:x="6.472cm" svg:y="3.5cm">
          <draw:image xlink:href="Pictures/10000001000002850000002F61868B4B.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14" draw:text-style-name="P3" draw:layer="layout" svg:width="17cm" svg:height="14cm" svg:x="2cm" svg:y="13cm" presentation:class="notes" presentation:placeholder="true">
            <draw:text-box/>
          </draw:frame>
        </presentation:notes>
      </draw:page>
      <draw:page draw:name="page6" draw:style-name="dp1" draw:master-page-name="Bullet_20_2" presentation:presentation-page-layout-name="AL4T19">
        <office:forms form:automatic-focus="false" form:apply-design-mode="false"/>
        <draw:frame draw:style-name="gr4" draw:text-style-name="P6" draw:layer="layout" svg:width="3.048cm" svg:height="5.179cm" svg:x="1.378cm" svg:y="1.6cm">
          <draw:text-box>
            <text:p><text:span text:style-name="T1">01</text:span></text:p>
          </draw:text-box>
        </draw:frame>
        <draw:frame draw:style-name="gr4" draw:text-style-name="P6" draw:layer="layout" svg:width="3.048cm" svg:height="5.179cm" svg:x="5.9cm" svg:y="8.552cm">
          <draw:text-box>
            <text:p><text:span text:style-name="T1">02</text:span></text:p>
          </draw:text-box>
        </draw:frame>
        <draw:frame draw:style-name="gr4" draw:text-style-name="P6" draw:layer="layout" svg:width="3.048cm" svg:height="5.179cm" svg:x="12.808cm" svg:y="1.6cm">
          <draw:text-box>
            <text:p><text:span text:style-name="T1">03</text:span></text:p>
          </draw:text-box>
        </draw:frame>
        <draw:frame draw:style-name="gr4" draw:text-style-name="P6" draw:layer="layout" svg:width="3.048cm" svg:height="5.179cm" svg:x="18.5cm" svg:y="8.9cm">
          <draw:text-box>
            <text:p><text:span text:style-name="T1">04</text:span></text:p>
          </draw:text-box>
        </draw:frame>
        <draw:frame presentation:style-name="pr15" draw:layer="layout" svg:width="25.2cm" svg:height="2.629cm" svg:x="1.3cm" svg:y="1.3cm" presentation:class="title">
          <draw:text-box>
            <text:p>Potęgowanie</text:p>
          </draw:text-box>
        </draw:frame>
        <draw:frame draw:style-name="gr2" draw:text-style-name="P4" draw:layer="layout" svg:width="13.505cm" svg:height="9.134cm" svg:x="0.995cm" svg:y="6cm">
          <draw:image xlink:href="Pictures/10000001000003140000021591D815FB.png" xlink:type="simple" xlink:show="embed" xlink:actuate="onLoad" draw:mime-type="image/png">
            <text:p/>
          </draw:image>
        </draw:frame>
        <draw:frame draw:style-name="gr2" draw:text-style-name="P4" draw:layer="layout" svg:width="19.396cm" svg:height="2cm" svg:x="8.104cm" svg:y="4cm">
          <draw:image xlink:href="Pictures/1000000100000338000000556576A4C9.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6" draw:text-style-name="P3" draw:layer="layout" svg:width="17cm" svg:height="14cm" svg:x="2cm" svg:y="13cm" presentation:class="notes" presentation:placeholder="true">
            <draw:text-box/>
          </draw:frame>
        </presentation:notes>
      </draw:page>
      <draw:page draw:name="page7" draw:style-name="dp3" draw:master-page-name="Jigsaw" presentation:presentation-page-layout-name="AL2T1">
        <office:forms form:automatic-focus="false" form:apply-design-mode="false"/>
        <draw:frame presentation:style-name="pr17" draw:layer="layout" svg:width="25.2cm" svg:height="2.629cm" svg:x="1.3cm" svg:y="1.3cm" presentation:class="title" presentation:placeholder="true">
          <draw:text-box/>
        </draw:frame>
        <draw:frame presentation:style-name="pr18"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19" draw:text-style-name="P3" draw:layer="layout" svg:width="17cm" svg:height="14cm" svg:x="2cm" svg:y="13cm" presentation:class="notes" presentation:placeholder="true">
            <draw:text-box/>
          </draw:frame>
        </presentation:notes>
      </draw:page>
      <draw:page draw:name="page8" draw:style-name="dp3" draw:master-page-name="Bullet_20_3" presentation:presentation-page-layout-name="AL3T12">
        <office:forms form:automatic-focus="false" form:apply-design-mode="false"/>
        <draw:g draw:style-name="gr5">
          <draw:custom-shape draw:style-name="gr6" draw:text-style-name="P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draw:path draw:style-name="gr8" draw:text-style-name="P8" draw:layer="layout" svg:width="2.234cm" svg:height="1.225cm" svg:x="3.452cm" svg:y="7.462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polygon draw:style-name="gr8" draw:text-style-name="P8" draw:layer="layout" svg:width="0.6cm" svg:height="0.6cm" svg:x="4.572cm" svg:y="6.961cm" svg:viewBox="0 0 601 601" draw:points="301,601 396,396 601,304 396,209 301,0 209,209 0,304 209,396">
              <text:p/>
            </draw:polygon>
            <draw:polygon draw:style-name="gr8" draw:text-style-name="P8" draw:layer="layout" svg:width="0.5cm" svg:height="0.5cm" svg:x="3.452cm" svg:y="7.266cm" svg:viewBox="0 0 501 501" draw:points="251,501 300,300 501,251 300,197 251,0 197,197 0,251 197,300">
              <text:p/>
            </draw:polygon>
          </draw:g>
        </draw:g>
        <draw:g draw:style-name="gr5">
          <draw:custom-shape draw:style-name="gr9" draw:text-style-name="P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draw:path draw:style-name="gr8" draw:text-style-name="P8" draw:layer="layout" svg:width="1.208cm" svg:height="1.422cm" svg:x="13.16cm" svg:y="6.806cm" svg:viewBox="0 0 1209 1423" svg:d="M821 439v183c0 47 54 71 85 35l288-288c20-15 20-47 0-66l-288-288c-31-32-85-8-85 39v183c-455 0-821 362-821 818 0 105 19 210 58 304 28 70 117 85 168 35 27-27 39-70 23-109-27-70-43-148-43-230 0-339 276-616 615-616z">
              <text:p/>
            </draw:path>
            <draw:path draw:style-name="gr8" draw:text-style-name="P8" draw:layer="layout" svg:width="1.204cm" svg:height="1.422cm" svg:x="13.591cm" svg:y="7.498cm" svg:viewBox="0 0 1205 1423" svg:d="M979 29c-27 27-39 70-23 109 27 70 43 148 43 226 0 339-276 616-611 616v-183c0-47-54-70-86-35l-287 288c-20 19-20 51 0 70l287 288c32 32 86 8 86-35v-187c451 0 817-366 817-822 0-101-19-206-58-300-28-70-117-85-168-35z">
              <text:p/>
            </draw:path>
          </draw:g>
        </draw:g>
        <draw:g draw:style-name="gr5">
          <draw:custom-shape draw:style-name="gr10" draw:text-style-name="P1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8" draw:layer="layout" svg:width="2.266cm" svg:height="1.503cm" svg:x="22.066cm" svg:y="7.064cm" svg:viewBox="0 0 2267 1504" svg:d="M1212 442h-1103c-59 0-109 50-109 113 0 59 50 110 109 110h1103c62 0 113-51 113-110 0-63-51-113-113-113zM1212 0h-1103c-59 0-109 46-109 109s50 110 109 110h1103c62 0 113-47 113-110s-51-109-113-109zM109 1111h664c59 0 109-55 109-114 0-63-50-109-109-109h-664c-59 0-109 46-109 109 0 59 50 114 109 114zM2236 698c41 42 41 114 0 156l-615 618c-46 42-113 42-158 0l-335-340c-42-42-42-114 0-156l9-8c41-47 112-47 154 0l251 252 526-530c42-46 113-46 159 0z">
            <text:p/>
          </draw:path>
        </draw:g>
        <draw:g draw:style-name="gr5">
          <draw:custom-shape draw:style-name="gr11" draw:text-style-name="P7"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0" draw:layer="layout" svg:width="25.2cm" svg:height="2.629cm" svg:x="1.3cm" svg:y="1.3cm" presentation:class="title" presentation:placeholder="true">
          <draw:text-box/>
        </draw:frame>
        <draw:frame presentation:style-name="pr21" draw:layer="layout" svg:width="8.2cm" svg:height="5.6cm" svg:x="1.3cm" svg:y="9.9cm" presentation:class="outline" presentation:placeholder="true" presentation:user-transformed="true">
          <draw:text-box/>
        </draw:frame>
        <draw:frame presentation:style-name="pr21" draw:layer="layout" svg:width="8.2cm" svg:height="5.6cm" svg:x="9.8cm" svg:y="9.9cm" presentation:class="outline" presentation:placeholder="true" presentation:user-transformed="true">
          <draw:text-box/>
        </draw:frame>
        <draw:frame presentation:style-name="pr21"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2" draw:text-style-name="P3"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presentation:style-name="pr23" draw:layer="layout" svg:width="25.2cm" svg:height="2.629cm" svg:x="1.3cm" svg:y="1.3cm" presentation:class="title" presentation:placeholder="true">
          <draw:text-box/>
        </draw:frame>
        <draw:frame presentation:style-name="pr24"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l" fo:country="PL"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536cm" svg:x="10.68cm" svg:y="4.3cm">
          <draw:text-box>
            <text:p><text:span text:style-name="MT1">“</text:span></text:p>
          </draw:text-box>
        </draw:frame>
        <draw:frame draw:style-name="Mgr30" draw:text-style-name="MP29" draw:layer="backgroundobjects" svg:width="3.048cm" svg:height="3.536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3.2$Linux_X86_64 LibreOffice_project/520$Build-2</meta:generator>
    <meta:creation-date>2025-12-16T17:24:19.820183888</meta:creation-date>
    <meta:editing-duration>PT23M20S</meta:editing-duration>
    <meta:editing-cycles>5</meta:editing-cycles>
    <dc:date>2025-12-16T18:31:11.515786472</dc:date>
    <meta:document-statistic meta:object-count="312"/>
  </office:meta>
</office:document-meta>
</file>